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liers CE :</text:p>
      <text:p text:style-name="Standard"/>
      <text:list xml:id="list14430103251" text:style-name="L1">
        <text:list-item>
          <text:p text:style-name="P1">Phrases mélangées : à recopier dans le bon ordre. Dessins ???</text:p>
        </text:list-item>
        <text:list-item>
          <text:p text:style-name="P1">Ateliers règles de grammaire :</text:p>
          <text:list>
            <text:list-item>
              <text:p text:style-name="P1">S du pluriel (noms, adjectifs)</text:p>
              <text:list>
                <text:list-item>
                  <text:p text:style-name="P1">Quelle est la phrase juste (QCM)</text:p>
                </text:list-item>
                <text:list-item>
                  <text:p text:style-name="P1">A quels mots doit-on ajouter une marque de pluriel</text:p>
                </text:list-item>
                <text:list-item>
                  <text:p text:style-name="P1">Transforme le mot souligné au pluriel</text:p>
                </text:list-item>
              </text:list>
            </text:list-item>
            <text:list-item>
              <text:p text:style-name="P1">majuscules</text:p>
              <text:list>
                <text:list-item>
                  <text:p text:style-name="P1">Quel est le texte juste</text:p>
                </text:list-item>
                <text:list-item>
                  <text:p text:style-name="P1">A quel mots doit-on mettre une majuscule</text:p>
                </text:list-item>
                <text:list-item>
                  <text:p text:style-name="P1">Recopie avec les majuscules</text:p>
                </text:list-item>
              </text:list>
            </text:list-item>
            <text:list-item>
              <text:p text:style-name="P1">Découpage en phrase</text:p>
            </text:list-item>
            <text:list-item>
              <text:p text:style-name="P1">Signes de ponctuation</text:p>
            </text:list-item>
            <text:list-item>
              <text:p text:style-name="P1">a-à</text:p>
            </text:list-item>
            <text:list-item>
              <text:p text:style-name="P1">et-est</text:p>
            </text:list-item>
            <text:list-item>
              <text:p text:style-name="P1">é-er</text:p>
            </text:list-item>
            <text:list-item>
              <text:p text:style-name="P1">sujet-verbe</text:p>
            </text:list-item>
            <text:list-item>
              <text:p text:style-name="P1">g+u c+e....</text:p>
            </text:list-item>
          </text:list>
        </text:list-item>
        <text:list-item>
          <text:p text:style-name="P1">Atelier vocabulaire</text:p>
          <text:list>
            <text:list-item>
              <text:p text:style-name="P1">Dictionnaire</text:p>
              <text:list>
                <text:list-item>
                  <text:p text:style-name="P1">Remettre en ordre alphabétique</text:p>
                </text:list-item>
                <text:list-item>
                  <text:p text:style-name="P1">mot avant mot après</text:p>
                </text:list-item>
                <text:list-item>
                  <text:p text:style-name="P1">orthographe exacte (labyrinthe, ...)</text:p>
                </text:list-item>
              </text:list>
            </text:list-item>
            <text:list-item>
              <text:p text:style-name="P1">Définitions</text:p>
            </text:list-item>
            <text:list-item>
              <text:p text:style-name="P1">Synonymes</text:p>
            </text:list-item>
            <text:list-item>
              <text:p text:style-name="P1">Homonymes</text:p>
            </text:list-item>
            <text:list-item>
              <text:p text:style-name="P1">Contraires</text:p>
            </text:list-item>
            <text:list-item>
              <text:p text:style-name="P1">Même famille</text:p>
            </text:list-item>
          </text:list>
        </text:list-item>
        <text:list-item>
          <text:p text:style-name="P1">Atelier conjugaison</text:p>
        </text:list-item>
        <text:list-item>
          <text:p text:style-name="P1">Atelier lecture suivie</text:p>
          <text:list>
            <text:list-item>
              <text:p text:style-name="P1">QCM avec lettres</text:p>
            </text:list-item>
            <text:list-item>
              <text:p text:style-name="P1">question ouvertes</text:p>
            </text:list-item>
            <text:list-item>
              <text:p text:style-name="P1">dessins</text:p>
            </text:list-item>
            <text:list-item>
              <text:p text:style-name="P1">remise en ordre de phrases</text:p>
            </text:list-item>
            <text:list-item>
              <text:p text:style-name="P1">Phrases à trous</text:p>
            </text:list-item>
            <text:list-item>
              <text:p text:style-name="P1">A quelle page ….. ?</text:p>
            </text:list-item>
          </text:list>
        </text:list-item>
      </text:list>
      <text:p text:style-name="Standard"/>
      <text:p text:style-name="Standard"/>
      <text:p text:style-name="Standard"/>
      <text:p text:style-name="Standard">(Now I am a big boy)</text:p>
      <text:p text:style-name="Standard">My bag is in a red car</text:p>
      <text:p text:style-name="Standard">we see big ben on the left</text:p>
      <text:p text:style-name="Standard">my blue pen is in my bag</text:p>
      <text:p text:style-name="Standard">do you see the dark blue sky</text:p>
      <text:p text:style-name="Standard">I see the sun in the sky</text:p>
      <text:p text:style-name="Standard">I have to cut a big paper</text:p>
      <text:p text:style-name="Standard">Now we go to the rugby club</text:p>
      <text:p text:style-name="Standard">dad is the best man</text:p>
      <text:p text:style-name="Standard"><text:soft-page-break/>you see a cat on the ro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9:28:18</meta:creation-date>
    <dc:date>2012-06-21T22:16:24</dc:date>
    <meta:editing-duration>PT6H19M27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46" meta:word-count="221" meta:character-count="1011" meta:non-whitespace-character-count="871"/>
  </office:meta>
</office:document-meta>
</file>